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Standard">
      <style:text-properties officeooo:paragraph-rsid="001fe534"/>
    </style:style>
    <style:style style:name="P3" style:family="paragraph" style:parent-style-name="Standard" style:list-style-name="L3">
      <style:text-properties officeooo:paragraph-rsid="001fe534"/>
    </style:style>
    <style:style style:name="P4" style:family="paragraph" style:parent-style-name="Standard" style:list-style-name="L3">
      <style:text-properties officeooo:rsid="001fe534" officeooo:paragraph-rsid="001fe534"/>
    </style:style>
    <style:style style:name="P5" style:family="paragraph" style:parent-style-name="Standard">
      <style:text-properties officeooo:rsid="001fe534" officeooo:paragraph-rsid="001fe534"/>
    </style:style>
    <style:style style:name="P6" style:family="paragraph" style:parent-style-name="Standard" style:list-style-name="L4">
      <style:text-properties officeooo:rsid="001fe534" officeooo:paragraph-rsid="001fe534"/>
    </style:style>
    <style:style style:name="P7" style:family="paragraph" style:parent-style-name="Standard" style:list-style-name="L6">
      <style:text-properties officeooo:rsid="001fe534" officeooo:paragraph-rsid="001fe534"/>
    </style:style>
    <style:style style:name="P8" style:family="paragraph" style:parent-style-name="Standard" style:list-style-name="L7">
      <style:text-properties officeooo:rsid="001fe534" officeooo:paragraph-rsid="001fe534"/>
    </style:style>
    <style:style style:name="P9" style:family="paragraph" style:parent-style-name="Standard" style:list-style-name="L8">
      <style:text-properties officeooo:rsid="0021209a" officeooo:paragraph-rsid="0021209a"/>
    </style:style>
    <style:style style:name="P10" style:family="paragraph" style:parent-style-name="Standard" style:list-style-name="L8">
      <style:text-properties officeooo:rsid="0021209a" officeooo:paragraph-rsid="0021be0a"/>
    </style:style>
    <style:style style:name="P11" style:family="paragraph" style:parent-style-name="Standard" style:list-style-name="L8">
      <style:text-properties officeooo:rsid="0021209a" officeooo:paragraph-rsid="0025563f"/>
    </style:style>
    <style:style style:name="P12" style:family="paragraph" style:parent-style-name="Standard" style:list-style-name="L9">
      <style:text-properties officeooo:rsid="0021209a" officeooo:paragraph-rsid="0021209a"/>
    </style:style>
    <style:style style:name="P13" style:family="paragraph" style:parent-style-name="Standard" style:list-style-name="L9">
      <style:text-properties officeooo:rsid="0021209a" officeooo:paragraph-rsid="0025563f"/>
    </style:style>
    <style:style style:name="P14" style:family="paragraph" style:parent-style-name="Standard" style:list-style-name="L10">
      <style:text-properties officeooo:rsid="0021209a" officeooo:paragraph-rsid="0021209a"/>
    </style:style>
    <style:style style:name="P15" style:family="paragraph" style:parent-style-name="Standard" style:list-style-name="L4">
      <style:text-properties officeooo:paragraph-rsid="0021209a"/>
    </style:style>
    <style:style style:name="P16" style:family="paragraph" style:parent-style-name="Standard" style:list-style-name="L5"/>
    <style:style style:name="P17" style:family="paragraph" style:parent-style-name="Standard" style:list-style-name="L5">
      <style:text-properties officeooo:paragraph-rsid="0025563f"/>
    </style:style>
    <style:style style:name="P18" style:family="paragraph" style:parent-style-name="Standard" style:list-style-name="L6"/>
    <style:style style:name="P19" style:family="paragraph" style:parent-style-name="Standard" style:list-style-name="L6">
      <style:text-properties officeooo:paragraph-rsid="001fe534"/>
    </style:style>
    <style:style style:name="P20" style:family="paragraph" style:parent-style-name="Standard" style:list-style-name="L7">
      <style:text-properties officeooo:paragraph-rsid="0025563f"/>
    </style:style>
    <style:style style:name="P21" style:family="paragraph" style:parent-style-name="Standard" style:list-style-name="L8"/>
    <style:style style:name="P22" style:family="paragraph" style:parent-style-name="Standard" style:list-style-name="L8">
      <style:text-properties officeooo:paragraph-rsid="0025563f"/>
    </style:style>
    <style:style style:name="P23" style:family="paragraph" style:parent-style-name="Standard" style:list-style-name="L10">
      <style:text-properties officeooo:paragraph-rsid="0021209a"/>
    </style:style>
    <style:style style:name="P24" style:family="paragraph" style:parent-style-name="Text_20_body">
      <style:paragraph-properties fo:text-align="center" style:justify-single-word="false"/>
    </style:style>
    <style:style style:name="P25" style:family="paragraph" style:parent-style-name="Text_20_body" style:list-style-name="L11">
      <style:paragraph-properties fo:margin-top="0in" fo:margin-bottom="0in" loext:contextual-spacing="false"/>
    </style:style>
    <style:style style:name="T1" style:family="text">
      <style:text-properties officeooo:rsid="001fe534"/>
    </style:style>
    <style:style style:name="T2" style:family="text">
      <style:text-properties style:font-name="Liberation Sans" fo:font-size="14.1000003814697pt" fo:font-weight="bold" officeooo:rsid="001fe534" style:font-name-asian="Microsoft YaHei" style:font-size-asian="14.1000003814697pt" style:font-weight-asian="bold" style:font-name-complex="Arial" style:font-size-complex="14.1000003814697pt" style:font-weight-complex="bold"/>
    </style:style>
    <style:style style:name="T3" style:family="text">
      <style:text-properties style:font-name="Liberation Sans" fo:font-size="14.1000003814697pt" fo:font-weight="bold" officeooo:rsid="0025563f" style:font-name-asian="Microsoft YaHei" style:font-size-asian="14.1000003814697pt" style:font-weight-asian="bold" style:font-name-complex="Arial" style:font-size-complex="14.1000003814697pt" style:font-weight-complex="bold"/>
    </style:style>
    <style:style style:name="T4" style:family="text">
      <style:text-properties officeooo:rsid="0021209a"/>
    </style:style>
    <style:style style:name="T5" style:family="text">
      <style:text-properties officeooo:rsid="0021be0a"/>
    </style:style>
    <style:style style:name="T6" style:family="text">
      <style:text-properties officeooo:rsid="0022fc2f"/>
    </style:style>
    <style:style style:name="T7" style:family="text">
      <style:text-properties officeooo:rsid="00236836"/>
    </style:style>
    <style:style style:name="T8" style:family="text">
      <style:text-properties officeooo:rsid="0025563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Description of </text:span>Attributes</text:h>
      <text:p text:style-name="P24"><text:span text:style-name="T6">11-27-20 <text:s text:c="5"/></text:span>Randomly Assigned 6</text:p>
      <text:h text:style-name="Heading_20_3" text:outline-level="3"><text:span text:style-name="T2">User</text:span> <text:span text:style-name="T1">Attributes:</text:span></text:h>
      <text:list xml:id="list818782740" text:style-name="L3">
        <text:list-item>
          <text:p text:style-name="P3">Account <text:span text:style-name="T1">Number</text:span></text:p>
          <text:list>
            <text:list-item>
              <text:p text:style-name="P3"><text:span text:style-name="T1">S</text:span>urrogate key to identify each account. <text:span text:style-name="T1">Domain is all unsigned integers that will fit inside a mariadb int.</text:span></text:p>
            </text:list-item>
          </text:list>
        </text:list-item>
        <text:list-item>
          <text:p text:style-name="P4">Name</text:p>
          <text:list>
            <text:list-item>
              <text:p text:style-name="P4">Username of a registered user. <text:s/>Domain is all sequences of 15 characters.</text:p>
            </text:list-item>
          </text:list>
        </text:list-item>
        <text:list-item>
          <text:p text:style-name="P4">Pass</text:p>
          <text:list>
            <text:list-item>
              <text:p text:style-name="P4">password for the user. Domain is all sequences of 32 characters.</text:p>
            </text:list-item>
          </text:list>
        </text:list-item>
      </text:list>
      <text:p text:style-name="Standard"/>
      <text:h text:style-name="Heading_20_3" text:outline-level="3">Weight <text:span text:style-name="T1">Attributes</text:span>:</text:h>
      <text:list xml:id="list1070680753" text:style-name="L4">
        <text:list-item>
          <text:p text:style-name="P15"><text:span text:style-name="T1">Pounds</text:span></text:p>
          <text:list>
            <text:list-item>
              <text:p text:style-name="P6">Weight, in pounds, for a given user, date, and time. Domain is the set of <text:span text:style-name="T8">unsigned </text:span>4-byte integers.</text:p>
            </text:list-item>
          </text:list>
        </text:list-item>
      </text:list>
      <text:p text:style-name="Standard"/>
      <text:h text:style-name="Heading_20_3" text:outline-level="3">Workout Attributes:</text:h>
      <text:list xml:id="list3796208820" text:style-name="L5">
        <text:list-item>
          <text:p text:style-name="P16"><text:span text:style-name="T6">I</text:span>ntensity</text:p>
          <text:list>
            <text:list-item>
              <text:p text:style-name="P16">A <text:span text:style-name="T1">level</text:span> representing how vigorously the user did the <text:span text:style-name="T5">exercise</text:span>. <text:span text:style-name="T1">Valid inputs are Light, Normal, and Heavy.</text:span></text:p>
            </text:list-item>
          </text:list>
        </text:list-item>
        <text:list-item>
          <text:p text:style-name="P16"><text:span text:style-name="T6">Length</text:span></text:p>
          <text:list>
            <text:list-item>
              <text:p text:style-name="P17"><text:span text:style-name="T6">H</text:span>ow long the user did the workout fo<text:span text:style-name="T1">r. Domain is the set of unsigned 4-byte integers.</text:span></text:p>
            </text:list-item>
          </text:list>
        </text:list-item>
      </text:list>
      <text:p text:style-name="P5"/>
      <text:h text:style-name="Heading_20_3" text:outline-level="3"><text:span text:style-name="T1">Exercise Attributes</text:span>:</text:h>
      <text:list xml:id="list1780121992" text:style-name="L6">
        <text:list-item>
          <text:p text:style-name="P18"><text:span text:style-name="T6">N</text:span>ame</text:p>
          <text:list>
            <text:list-item>
              <text:p text:style-name="P18">The name of a workout is <text:span text:style-name="T1">used to identify it. Domain is any name less than 16 characters.</text:span></text:p>
            </text:list-item>
          </text:list>
        </text:list-item>
        <text:list-item>
          <text:p text:style-name="P7"><text:span text:style-name="T6">T</text:span>ype</text:p>
          <text:list>
            <text:list-item>
              <text:p text:style-name="P19"><text:span text:style-name="T1">The category of the exercise. Examples include cardio and bodyweight. Can be null.</text:span></text:p>
            </text:list-item>
          </text:list>
        </text:list-item>
        <text:list-item>
          <text:p text:style-name="P7">Calories burned/min</text:p>
          <text:list>
            <text:list-item>
              <text:p text:style-name="P19"><text:span text:style-name="T1">The number of calories burned per minute while performing the exercise. The domain is, practically speaking, the set of decimal numbers.</text:span></text:p>
            </text:list-item>
          </text:list>
        </text:list-item>
      </text:list>
      <text:h text:style-name="Heading_20_3" text:outline-level="3">Eat <text:span text:style-name="T1">Attributes:</text:span></text:h>
      <text:list xml:id="list517676671" text:style-name="L7">
        <text:list-item>
          <text:p text:style-name="P8">Amount Eaten</text:p>
          <text:list>
            <text:list-item>
              <text:p text:style-name="P20"><text:span text:style-name="T1">The amount, in terms of whatever unit the food/beverage is measured by, that was eaten. Domain is the set of unsigned 4-byte integers.</text:span></text:p>
              <text:p text:style-name="P20"/>
            </text:list-item>
          </text:list>
        </text:list-item>
      </text:list>
      <text:p text:style-name="P2"/>
      <text:h text:style-name="Heading_20_3" text:outline-level="3"><text:soft-page-break/><text:span text:style-name="T1">Edible Attributes</text:span>:</text:h>
      <text:list xml:id="list633590402" text:style-name="L8">
        <text:list-item>
          <text:p text:style-name="P21"><text:span text:style-name="T5">N</text:span>ame</text:p>
          <text:list>
            <text:list-item>
              <text:p text:style-name="P21">the food/beverage name can be used to identify it. <text:span text:style-name="T4">Domain is all sequences of 15 characters.</text:span></text:p>
            </text:list-item>
          </text:list>
        </text:list-item>
        <text:list-item>
          <text:p text:style-name="P9">Amount per serving</text:p>
          <text:list>
            <text:list-item>
              <text:p text:style-name="P11"><text:span text:style-name="T6">S</text:span>erving size of an edible item. Domain is the set of <text:span text:style-name="T8">unsigned </text:span>4-byte integers <text:span text:style-name="T7">and null</text:span>.</text:p>
            </text:list-item>
          </text:list>
        </text:list-item>
        <text:list-item>
          <text:p text:style-name="P10">Units</text:p>
          <text:list>
            <text:list-item>
              <text:p text:style-name="P10"><text:span text:style-name="T6">N</text:span>ame for what unit the database uses to store the serving size of the edible item. Conversions will be made outside of the database. Examples include Ibs and kg.</text:p>
            </text:list-item>
          </text:list>
        </text:list-item>
        <text:list-item>
          <text:p text:style-name="P9">Calories per servings</text:p>
          <text:list>
            <text:list-item>
              <text:p text:style-name="P11"><text:span text:style-name="T6">C</text:span>alories per serving of the edible item. Domain is the set of <text:span text:style-name="T8">unsigned </text:span>4-byte integers <text:span text:style-name="T7">and null</text:span>.</text:p>
            </text:list-item>
          </text:list>
        </text:list-item>
        <text:list-item>
          <text:p text:style-name="P9">Grams of fat</text:p>
          <text:list>
            <text:list-item>
              <text:p text:style-name="P11"><text:span text:style-name="T6">G</text:span>rams of fat in each serving of the edible item. Domain is the set of <text:span text:style-name="T8">unsigned </text:span>4-byte integers <text:span text:style-name="T7">and null</text:span>.</text:p>
            </text:list-item>
          </text:list>
        </text:list-item>
        <text:list-item>
          <text:p text:style-name="P9">Grams of protein</text:p>
          <text:list>
            <text:list-item>
              <text:p text:style-name="P22"><text:span text:style-name="T6">Grams of protein in each serving of the edible item. Domain is the set of unsigned 4-byte integers and null.</text:span></text:p>
            </text:list-item>
          </text:list>
        </text:list-item>
        <text:list-item>
          <text:p text:style-name="P9"><text:span text:style-name="T6">G</text:span>rams of carbohydrates</text:p>
          <text:list>
            <text:list-item>
              <text:p text:style-name="P22"><text:span text:style-name="T6">Grams of carbohydrates in each serving of the edible item. Domain is the set of unsigned 4-byte integers and null.</text:span></text:p>
            </text:list-item>
          </text:list>
        </text:list-item>
      </text:list>
      <text:h text:style-name="Heading_20_3" text:outline-level="3">Contains <text:span text:style-name="T5">A</text:span>ttributes:</text:h>
      <text:list xml:id="list2129072627" text:style-name="L9">
        <text:list-item>
          <text:p text:style-name="P12">Amount</text:p>
          <text:list>
            <text:list-item>
              <text:p text:style-name="P13">The amount, <text:span text:style-name="T6">in grams, </text:span><text:s/>of the chemical that is in a serving of the edible item. <text:span text:style-name="T6">Domain is the set of unsigned 4-byte integers.</text:span></text:p>
            </text:list-item>
          </text:list>
        </text:list-item>
      </text:list>
      <text:h text:style-name="Heading_20_3" text:outline-level="3"><text:span text:style-name="T4">M</text:span>icronutrient/<text:span text:style-name="T4">C</text:span>hemicals <text:span text:style-name="T4">A</text:span>ttributes:</text:h>
      <text:list xml:id="list174924672430468" text:continue-numbering="true" text:style-name="L9">
        <text:list-item>
          <text:p text:style-name="P12">Name</text:p>
          <text:list>
            <text:list-item>
              <text:p text:style-name="P12"><text:span text:style-name="T6">T</text:span>he name of the chemical is used to identify it. Domain is all sequences of 15 characters.</text:p>
            </text:list-item>
          </text:list>
        </text:list-item>
        <text:list-item>
          <text:p text:style-name="P12">Recommended daily amount </text:p>
          <text:list>
            <text:list-item>
              <text:p text:style-name="P13"><text:span text:style-name="T6">T</text:span>he amount daily recommended for the chemical expressed in grams. <text:span text:style-name="T6">Domain is the set of unsigned 4-byte integers and null.</text:span></text:p>
            </text:list-item>
          </text:list>
        </text:list-item>
      </text:list>
      <text:h text:style-name="Heading_20_3" text:outline-level="3">Date <text:span text:style-name="T3">A</text:span>ttributes:</text:h>
      <text:list xml:id="list3332586530" text:style-name="L10">
        <text:list-item>
          <text:p text:style-name="P14"><text:span text:style-name="T6">T</text:span>ime</text:p>
          <text:list>
            <text:list-item>
              <text:p text:style-name="P23"><text:span text:style-name="T4">The time of day. Used to identify relationships. Domain is all valid times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27T14:22:18.025000000</meta:creation-date>
    <dc:date>2020-11-27T17:49:24.298000000</dc:date>
    <meta:editing-duration>PT2H26M22S</meta:editing-duration>
    <meta:editing-cycles>5</meta:editing-cycles>
    <meta:generator>LibreOffice/6.3.6.2$Windows_X86_64 LibreOffice_project/2196df99b074d8a661f4036fca8fa0cbfa33a497</meta:generator>
    <meta:document-statistic meta:table-count="0" meta:image-count="0" meta:object-count="0" meta:page-count="2" meta:paragraph-count="54" meta:word-count="483" meta:character-count="2645" meta:non-whitespace-character-count="2250"/>
  </office:meta>
</office:document-meta>
</file>